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apCacheManager.setBeanClassLoader(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MapCacheManager.createConcurrentMapCach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MapCacheManager.getCach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urrentMapCacheManager.recreateCach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MapCacheManager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Manager.isAllow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Manager.setCacheNames( @ Nullable Collection &lt; String &gt; cach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urrentMapCacheManager.setAllowNullValues( boolean allowNull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MapCacheManager.ConcurrentMap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currentMapCacheManager.isStore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Manager.setStoreByValue( boolean storeBy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MapCacheManager.ConcurrentMapCacheManager( String ... cach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